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svg:stroke-color="#c5000b" draw:fill-color="#dd4814" draw:textarea-horizontal-align="justify" draw:textarea-vertical-align="middle" draw:auto-grow-height="fals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86cm" fo:min-width="4.527cm"/>
    </style:style>
    <style:style style:name="gr6" style:family="graphic" style:parent-style-name="objectwithoutfill">
      <style:graphic-properties draw:stroke="dash" draw:stroke-dash="Dashed_20__28_var_29_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07cm" fo:min-width="3.592cm"/>
    </style:style>
    <style:style style:name="gr8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size="18pt"/>
    </style:style>
    <style:style style:name="P3" style:family="paragraph">
      <style:paragraph-properties fo:text-align="center"/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line draw:style-name="gr1" draw:text-style-name="P1" draw:layer="layout" svg:x1="18.221cm" svg:y1="5.709cm" svg:x2="27.345cm" svg:y2="5.709cm">
          <text:p/>
        </draw:line>
        <draw:line draw:style-name="gr1" draw:text-style-name="P1" draw:layer="layout" svg:x1="18.221cm" svg:y1="2.11cm" svg:x2="27.345cm" svg:y2="2.11cm">
          <text:p/>
        </draw:line>
        <draw:line draw:style-name="gr1" draw:text-style-name="P1" draw:layer="layout" svg:x1="0.511cm" svg:y1="5.709cm" svg:x2="12.545cm" svg:y2="5.709cm">
          <text:p/>
        </draw:line>
        <draw:line draw:style-name="gr1" draw:text-style-name="P1" draw:layer="layout" svg:x1="0.511cm" svg:y1="2.11cm" svg:x2="12.545cm" svg:y2="2.11cm">
          <text:p/>
        </draw:line>
        <draw:custom-shape draw:style-name="gr2" draw:text-style-name="P1" draw:layer="layout" svg:width="1.521cm" svg:height="0.726cm" svg:x="19.127cm" svg:y="1.72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589cm" svg:height="0.726cm" svg:x="7.56cm" svg:y="5.35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156cm" svg:height="0.383cm" svg:x="1.078cm" svg:y="5.55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628cm" svg:height="0.726cm" svg:x="2.134cm" svg:y="5.35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15cm" svg:height="0.383cm" svg:x="23.078cm" svg:y="5.55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106cm" svg:height="0.726cm" svg:x="22.034cm" svg:y="5.35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566cm" svg:height="0.383cm" svg:x="24.671cm" svg:y="1.92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537cm" svg:height="0.726cm" svg:x="22.227cm" svg:y="1.72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156cm" svg:height="0.383cm" svg:x="1.071cm" svg:y="1.92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988cm" svg:height="0.726cm" svg:x="2.127cm" svg:y="1.72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015cm" svg:height="0.726cm" svg:x="3.534cm" svg:y="5.353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1.071cm" svg:y1="1.926cm" svg:x2="1.071cm" svg:y2="0.827cm">
          <text:p/>
        </draw:line>
        <draw:line draw:style-name="gr1" draw:text-style-name="P1" draw:layer="layout" svg:x1="1.078cm" svg:y1="5.553cm" svg:x2="1.078cm" svg:y2="4.454cm">
          <text:p/>
        </draw:line>
        <draw:line draw:style-name="gr4" draw:text-style-name="P1" draw:layer="layout" svg:x1="1.069cm" svg:y1="0.826cm" svg:x2="2.268cm" svg:y2="0.826cm">
          <text:p/>
        </draw:line>
        <draw:line draw:style-name="gr4" draw:text-style-name="P1" draw:layer="layout" svg:x1="1.076cm" svg:y1="4.453cm" svg:x2="2.275cm" svg:y2="4.453cm">
          <text:p/>
        </draw:line>
        <draw:frame draw:style-name="gr5" draw:text-style-name="P2" draw:layer="layout" svg:width="5.027cm" svg:height="1.136cm" svg:x="4.184cm" svg:y="2.448cm">
          <draw:text-box>
            <text:p text:style-name="P2">5' end of gene 1</text:p>
          </draw:text-box>
        </draw:frame>
        <draw:custom-shape draw:style-name="gr3" draw:text-style-name="P1" draw:layer="layout" svg:width="0.254cm" svg:height="0.726cm" svg:x="7.095cm" svg:y="5.35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254cm" svg:height="0.726cm" svg:x="5.995cm" svg:y="5.35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cm" svg:height="0.726cm" svg:x="9.027cm" svg:y="1.72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44cm" svg:height="0.726cm" svg:x="6.027cm" svg:y="1.72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015cm" svg:height="0.726cm" svg:x="8.934cm" svg:y="5.35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851cm" svg:height="0.726cm" svg:x="19.134cm" svg:y="5.353cm">
          <text:p/>
          <draw:enhanced-geometry svg:viewBox="0 0 21600 21600" draw:type="rectangle" draw:enhanced-path="M 0 0 L 21600 0 21600 21600 0 21600 0 0 Z N"/>
        </draw:custom-shape>
        <draw:line draw:style-name="gr6" draw:text-style-name="P1" draw:layer="layout" svg:x1="12.545cm" svg:y1="2.11cm" svg:x2="18.221cm" svg:y2="5.71cm">
          <text:p/>
        </draw:line>
        <draw:line draw:style-name="gr6" draw:text-style-name="P1" draw:layer="layout" svg:x1="12.545cm" svg:y1="5.71cm" svg:x2="18.221cm" svg:y2="2.11cm">
          <text:p/>
        </draw:line>
        <draw:frame draw:style-name="gr7" draw:text-style-name="P3" draw:layer="layout" svg:width="4.092cm" svg:height="1.857cm" svg:x="13.323cm" svg:y="4.649cm">
          <draw:text-box>
            <text:p text:style-name="P3">balanced</text:p>
            <text:p text:style-name="P3">translocation</text:p>
          </draw:text-box>
        </draw:frame>
        <draw:frame draw:style-name="gr5" draw:text-style-name="P2" draw:layer="layout" svg:width="5.027cm" svg:height="1.136cm" svg:x="4.185cm" svg:y="6.047cm">
          <draw:text-box>
            <text:p text:style-name="P2">5' end of gene 2</text:p>
          </draw:text-box>
        </draw:frame>
        <draw:frame draw:style-name="gr5" draw:text-style-name="P2" draw:layer="layout" svg:width="5.027cm" svg:height="1.136cm" svg:x="19.486cm" svg:y="6.047cm">
          <draw:text-box>
            <text:p text:style-name="P2">3' end of gene 2</text:p>
          </draw:text-box>
        </draw:frame>
        <draw:frame draw:style-name="gr5" draw:text-style-name="P2" draw:layer="layout" svg:width="5.027cm" svg:height="1.136cm" svg:x="19.387cm" svg:y="2.448cm">
          <draw:text-box>
            <text:p text:style-name="P2">3' end of gene 1</text:p>
          </draw:text-box>
        </draw:frame>
        <draw:custom-shape draw:style-name="gr3" draw:text-style-name="P1" draw:layer="layout" svg:width="0.438cm" svg:height="0.726cm" svg:x="20.947cm" svg:y="5.353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4.848cm" svg:height="11.135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18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1.6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143cm" fo:text-indent="0cm"/>
      <style:text-properties fo:font-size="10.1000003814697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107cm" fo:text-indent="0cm"/>
      <style:text-properties fo:font-size="8.6999998092651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071cm" fo:text-indent="0cm"/>
      <style:text-properties fo:font-size="7.30000019073486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35cm" fo:text-indent="0cm"/>
      <style:text-properties fo:font-size="7.30000019073486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35cm" fo:text-indent="0cm"/>
      <style:text-properties fo:font-size="7.30000019073486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35cm" fo:text-indent="0cm"/>
      <style:text-properties fo:font-size="7.30000019073486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35cm" fo:text-indent="0cm"/>
      <style:text-properties fo:font-size="7.30000019073486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35cm" fo:text-indent="0cm"/>
      <style:text-properties fo:font-size="7.30000019073486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7.62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2.449cm" svg:x="1cm" svg:y="5.048cm"/>
      <draw:page-thumbnail draw:layer="backgroundobjects" svg:width="8.999cm" svg:height="2.449cm" svg:x="1cm" svg:y="13.624cm"/>
      <draw:page-thumbnail draw:layer="backgroundobjects" svg:width="8.999cm" svg:height="2.449cm" svg:x="1cm" svg:y="22.2cm"/>
      <draw:page-thumbnail draw:layer="backgroundobjects" svg:width="8.999cm" svg:height="2.449cm" svg:x="11cm" svg:y="5.048cm"/>
      <draw:page-thumbnail draw:layer="backgroundobjects" svg:width="8.999cm" svg:height="2.449cm" svg:x="11cm" svg:y="13.624cm"/>
      <draw:page-thumbnail draw:layer="backgroundobjects" svg:width="8.999cm" svg:height="2.449cm" svg:x="11cm" svg:y="22.2cm"/>
    </style:handout-master>
    <style:master-page style:name="Default" style:page-layout-name="PM1" draw:style-name="Mdp1">
      <draw:frame presentation:style-name="Default-title" draw:layer="backgroundobjects" svg:width="25.191cm" svg:height="1.272cm" svg:x="1.398cm" svg:y="0.303cm" presentation:class="title" presentation:placeholder="true">
        <draw:text-box/>
      </draw:frame>
      <draw:frame presentation:style-name="Default-outline1" draw:layer="backgroundobjects" svg:width="25.191cm" svg:height="4.419cm" svg:x="1.398cm" svg:y="1.782cm" presentation:class="outline" presentation:placeholder="true">
        <draw:text-box/>
      </draw:frame>
      <draw:frame presentation:style-name="Mpr1" draw:text-style-name="MP1" draw:layer="backgroundobjects" svg:width="6.521cm" svg:height="0.526cm" svg:x="1.398cm" svg:y="6.9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0.526cm" svg:x="9.571cm" svg:y="6.94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0.526cm" svg:x="20.067cm" svg:y="6.94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21T22:56:31.958890383</meta:creation-date>
    <dc:date>2018-01-22T20:09:52.445728710</dc:date>
    <meta:editing-duration>PT10M29S</meta:editing-duration>
    <meta:editing-cycles>4</meta:editing-cycles>
    <meta:generator>LibreOffice/4.2.8.2$Linux_x86 LibreOffice_project/420m0$Build-2</meta:generator>
    <meta:document-statistic meta:object-count="56"/>
  </office:meta>
</office:document-meta>
</file>